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aryGridUnit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BeforeAfterBorder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maryGridUnit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setBreakAfter( int break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imaryGridUnit.getBreak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createCell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Table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maryGridUnit.setBreakBefore( int breakBef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hasSpann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maryGridUnit.getBeforeBorderWidth( int rowIndex , int whic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imaryGridUnit.setElements( List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StartEndBorderWidth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imaryGridUnit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aryGridUnit.getCol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AfterBorderWidth( int rowIndex , int whic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imaryGridUnit.is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AfterBorderWidth( int whi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aryGridUnit.setKeepWithNextStrength( int str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addRow( GridUnit [ ]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aryGridUnit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PrimaryGridUnit( TableCell cell , int co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maryGridUnit.get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setKeepWithPreviousStrength( int str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Row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GridUnit.getCell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maryGridUnit.setRowIndex( int row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